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8E9D544B8D2D77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char" svg:width="5.472cm" svg:height="4.103cm" draw:z-index="0"><draw:image xlink:href="Pictures/1000020100000280000001E08E9D544B8D2D770D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<draw:frame draw:style-name="fr1" draw:name="Image2" text:anchor-type="char" svg:width="5.472cm" svg:height="4.103cm" draw:z-index="1"><draw:image xlink:href="Pictures/1000020100000280000001E08E9D544B8D2D770D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22:54:39.196000000</meta:creation-date>
    <dc:date>2020-05-05T23:01:42.099000000</dc:date>
    <meta:editing-duration>PT2M36S</meta:editing-duration>
    <meta:editing-cycles>3</meta:editing-cycles>
    <meta:generator>LibreOfficeDev/7.0.0.0.alpha0$Windows_X86_64 LibreOffice_project/97a2c1fc5e376c0c00968f17a0392c6d3a5ed565</meta:generator>
    <meta:document-statistic meta:table-count="1" meta:image-count="16" meta:object-count="0" meta:page-count="1" meta:paragraph-count="0" meta:word-count="0" meta:character-count="0" meta:non-whitespace-character-count="0"/>
  </office:meta>
</office:document-meta>
</file>